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Bisecti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0.134">
            <text:p>-0.134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.5">
            <text:p>127.5</text:p>
          </table:table-cell>
          <table:table-cell office:value-type="float" office:value="0.0698">
            <text:p>0.0698</text:p>
          </table:table-cell>
          <table:table-cell office:value-type="float" office:value="0.0196">
            <text:p>0.0196</text:p>
          </table:table-cell>
          <table:table-cell>
            <draw:frame table:end-cell-address="Sheet1.W48" table:end-x="0.1508in" table:end-y="0.1362in" draw:z-index="0" draw:style-name="gr1" draw:text-style-name="P1" svg:width="15.6945in" svg:height="7.9386in" svg:x="0.4591in" svg:y="0.0213in">
              <draw:object draw:notify-on-update-of-ranges="Sheet1.A1:Sheet1.A1 Sheet1.D3:Sheet1.D12 Sheet1.A14:Sheet1.A14 Sheet1.D16:Sheet1.D74 Sheet1.A76:Sheet1.A76 Sheet1.D78:Sheet1.D81 Sheet1.A83:Sheet1.A83 Sheet1.D85:Sheet1.D87 Sheet1.A89:Sheet1.A89 Sheet1.D91:Sheet1.D9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5">
            <text:p>126.25</text:p>
          </table:table-cell>
          <table:table-cell office:value-type="float" office:value="-0.0311">
            <text:p>-0.0311</text:p>
          </table:table-cell>
          <table:table-cell office:value-type="float" office:value="0.0099">
            <text:p>0.009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6.875">
            <text:p>126.875</text:p>
          </table:table-cell>
          <table:table-cell office:value-type="float" office:value="0.0196">
            <text:p>0.0196</text:p>
          </table:table-cell>
          <table:table-cell office:value-type="float" office:value="0.0049">
            <text:p>0.00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6.5625">
            <text:p>126.5625</text:p>
          </table:table-cell>
          <table:table-cell office:value-type="float" office:value="-0.0057">
            <text:p>-0.0057</text:p>
          </table:table-cell>
          <table:table-cell office:value-type="float" office:value="0.0025">
            <text:p>0.00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.7188">
            <text:p>126.7188</text:p>
          </table:table-cell>
          <table:table-cell office:value-type="float" office:value="0.007">
            <text:p>0.007</text:p>
          </table:table-cell>
          <table:table-cell office:value-type="float" office:value="0.0012">
            <text:p>0.001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6.6406">
            <text:p>126.6406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6.6016">
            <text:p>126.6016</text:p>
          </table:table-cell>
          <table:table-cell office:value-type="float" office:value="-0.0025">
            <text:p>-0.0025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6.6211">
            <text:p>126.6211</text:p>
          </table:table-cell>
          <table:table-cell office:value-type="float" office:value="-0.0009">
            <text:p>-0.0009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.6309">
            <text:p>126.6309</text:p>
          </table:table-cell>
          <table:table-cell office:value-type="float" office:value="-0.0001">
            <text:p>-0.0001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wton-Raphs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.2655">
            <text:p>0.2655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.862">
            <text:p>129.862</text:p>
          </table:table-cell>
          <table:table-cell office:value-type="float" office:value="0.2549">
            <text:p>0.2549</text:p>
          </table:table-cell>
          <table:table-cell office:value-type="float" office:value="0.0011">
            <text:p>0.00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294">
            <text:p>129.7294</text:p>
          </table:table-cell>
          <table:table-cell office:value-type="float" office:value="0.2447">
            <text:p>0.2447</text:p>
          </table:table-cell>
          <table:table-cell office:value-type="float" office:value="0.001">
            <text:p>0.0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9.6022">
            <text:p>129.6022</text:p>
          </table:table-cell>
          <table:table-cell office:value-type="float" office:value="0.2349">
            <text:p>0.2349</text:p>
          </table:table-cell>
          <table:table-cell office:value-type="float" office:value="0.001">
            <text:p>0.0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9.48">
            <text:p>129.48</text:p>
          </table:table-cell>
          <table:table-cell office:value-type="float" office:value="0.2254">
            <text:p>0.2254</text:p>
          </table:table-cell>
          <table:table-cell office:value-type="float" office:value="0.0009">
            <text:p>0.000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9.3628">
            <text:p>129.3628</text:p>
          </table:table-cell>
          <table:table-cell office:value-type="float" office:value="0.2164">
            <text:p>0.2164</text:p>
          </table:table-cell>
          <table:table-cell office:value-type="float" office:value="0.0009">
            <text:p>0.000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9.2502">
            <text:p>129.2502</text:p>
          </table:table-cell>
          <table:table-cell office:value-type="float" office:value="0.2076">
            <text:p>0.2076</text:p>
          </table:table-cell>
          <table:table-cell office:value-type="float" office:value="0.0009">
            <text:p>0.000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9.1422">
            <text:p>129.1422</text:p>
          </table:table-cell>
          <table:table-cell office:value-type="float" office:value="0.1992">
            <text:p>0.1992</text:p>
          </table:table-cell>
          <table:table-cell office:value-type="float" office:value="0.0008">
            <text:p>0.000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9.0386">
            <text:p>129.0386</text:p>
          </table:table-cell>
          <table:table-cell office:value-type="float" office:value="0.1912">
            <text:p>0.1912</text:p>
          </table:table-cell>
          <table:table-cell office:value-type="float" office:value="0.0008">
            <text:p>0.000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.9391">
            <text:p>128.9391</text:p>
          </table:table-cell>
          <table:table-cell office:value-type="float" office:value="0.1834">
            <text:p>0.1834</text:p>
          </table:table-cell>
          <table:table-cell office:value-type="float" office:value="0.0008">
            <text:p>0.000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.8437">
            <text:p>128.8437</text:p>
          </table:table-cell>
          <table:table-cell office:value-type="float" office:value="0.176">
            <text:p>0.176</text:p>
          </table:table-cell>
          <table:table-cell office:value-type="float" office:value="0.0007">
            <text:p>0.000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8.7521">
            <text:p>128.7521</text:p>
          </table:table-cell>
          <table:table-cell office:value-type="float" office:value="0.1688">
            <text:p>0.1688</text:p>
          </table:table-cell>
          <table:table-cell office:value-type="float" office:value="0.0007">
            <text:p>0.000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8.6643">
            <text:p>128.6643</text:p>
          </table:table-cell>
          <table:table-cell office:value-type="float" office:value="0.1619">
            <text:p>0.1619</text:p>
          </table:table-cell>
          <table:table-cell office:value-type="float" office:value="0.0007">
            <text:p>0.00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.58">
            <text:p>128.58</text:p>
          </table:table-cell>
          <table:table-cell office:value-type="float" office:value="0.1553">
            <text:p>0.1553</text:p>
          </table:table-cell>
          <table:table-cell office:value-type="float" office:value="0.0007">
            <text:p>0.000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8.4992">
            <text:p>128.4992</text:p>
          </table:table-cell>
          <table:table-cell office:value-type="float" office:value="0.149">
            <text:p>0.149</text:p>
          </table:table-cell>
          <table:table-cell office:value-type="float" office:value="0.0006">
            <text:p>0.00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8.4217">
            <text:p>128.4217</text:p>
          </table:table-cell>
          <table:table-cell office:value-type="float" office:value="0.1429">
            <text:p>0.1429</text:p>
          </table:table-cell>
          <table:table-cell office:value-type="float" office:value="0.0006">
            <text:p>0.000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8.3473">
            <text:p>128.3473</text:p>
          </table:table-cell>
          <table:table-cell office:value-type="float" office:value="0.137">
            <text:p>0.137</text:p>
          </table:table-cell>
          <table:table-cell office:value-type="float" office:value="0.0006">
            <text:p>0.00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8.276">
            <text:p>128.276</text:p>
          </table:table-cell>
          <table:table-cell office:value-type="float" office:value="0.1314">
            <text:p>0.1314</text:p>
          </table:table-cell>
          <table:table-cell office:value-type="float" office:value="0.0006">
            <text:p>0.00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8.2076">
            <text:p>128.2076</text:p>
          </table:table-cell>
          <table:table-cell office:value-type="float" office:value="0.126">
            <text:p>0.126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8.142">
            <text:p>128.142</text:p>
          </table:table-cell>
          <table:table-cell office:value-type="float" office:value="0.1208">
            <text:p>0.1208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8.0792">
            <text:p>128.0792</text:p>
          </table:table-cell>
          <table:table-cell office:value-type="float" office:value="0.1158">
            <text:p>0.1158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8.0189">
            <text:p>128.0189</text:p>
          </table:table-cell>
          <table:table-cell office:value-type="float" office:value="0.1111">
            <text:p>0.1111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7.961">
            <text:p>127.961</text:p>
          </table:table-cell>
          <table:table-cell office:value-type="float" office:value="0.1065">
            <text:p>0.1065</text:p>
          </table:table-cell>
          <table:table-cell office:value-type="float" office:value="0.0005">
            <text:p>0.000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7.9056">
            <text:p>127.9056</text:p>
          </table:table-cell>
          <table:table-cell office:value-type="float" office:value="0.1021">
            <text:p>0.1021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7.8524">
            <text:p>127.8524</text:p>
          </table:table-cell>
          <table:table-cell office:value-type="float" office:value="0.0979">
            <text:p>0.0979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7.8015">
            <text:p>127.8015</text:p>
          </table:table-cell>
          <table:table-cell office:value-type="float" office:value="0.0938">
            <text:p>0.0938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7.7526">
            <text:p>127.7526</text:p>
          </table:table-cell>
          <table:table-cell office:value-type="float" office:value="0.0899">
            <text:p>0.0899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7.7058">
            <text:p>127.7058</text:p>
          </table:table-cell>
          <table:table-cell office:value-type="float" office:value="0.0862">
            <text:p>0.0862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7.6609">
            <text:p>127.6609</text:p>
          </table:table-cell>
          <table:table-cell office:value-type="float" office:value="0.0826">
            <text:p>0.0826</text:p>
          </table:table-cell>
          <table:table-cell office:value-type="float" office:value="0.0004">
            <text:p>0.000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7.6179">
            <text:p>127.6179</text:p>
          </table:table-cell>
          <table:table-cell office:value-type="float" office:value="0.0792">
            <text:p>0.0792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7.5767">
            <text:p>127.5767</text:p>
          </table:table-cell>
          <table:table-cell office:value-type="float" office:value="0.0759">
            <text:p>0.0759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7.5371">
            <text:p>127.5371</text:p>
          </table:table-cell>
          <table:table-cell office:value-type="float" office:value="0.0728">
            <text:p>0.0728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7.4992">
            <text:p>127.4992</text:p>
          </table:table-cell>
          <table:table-cell office:value-type="float" office:value="0.0697">
            <text:p>0.0697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7.4629">
            <text:p>127.4629</text:p>
          </table:table-cell>
          <table:table-cell office:value-type="float" office:value="0.0668">
            <text:p>0.0668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7.4281">
            <text:p>127.4281</text:p>
          </table:table-cell>
          <table:table-cell office:value-type="float" office:value="0.064">
            <text:p>0.064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7.3948">
            <text:p>127.3948</text:p>
          </table:table-cell>
          <table:table-cell office:value-type="float" office:value="0.0614">
            <text:p>0.0614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7.3628">
            <text:p>127.3628</text:p>
          </table:table-cell>
          <table:table-cell office:value-type="float" office:value="0.0588">
            <text:p>0.0588</text:p>
          </table:table-cell>
          <table:table-cell office:value-type="float" office:value="0.0003">
            <text:p>0.000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7.3322">
            <text:p>127.3322</text:p>
          </table:table-cell>
          <table:table-cell office:value-type="float" office:value="0.0564">
            <text:p>0.0564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7.3028">
            <text:p>127.3028</text:p>
          </table:table-cell>
          <table:table-cell office:value-type="float" office:value="0.054">
            <text:p>0.054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7.2747">
            <text:p>127.2747</text:p>
          </table:table-cell>
          <table:table-cell office:value-type="float" office:value="0.0518">
            <text:p>0.0518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7.2477">
            <text:p>127.2477</text:p>
          </table:table-cell>
          <table:table-cell office:value-type="float" office:value="0.0496">
            <text:p>0.0496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7.2219">
            <text:p>127.2219</text:p>
          </table:table-cell>
          <table:table-cell office:value-type="float" office:value="0.0475">
            <text:p>0.0475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7.1971">
            <text:p>127.1971</text:p>
          </table:table-cell>
          <table:table-cell office:value-type="float" office:value="0.0455">
            <text:p>0.0455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7.1734">
            <text:p>127.1734</text:p>
          </table:table-cell>
          <table:table-cell office:value-type="float" office:value="0.0436">
            <text:p>0.0436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7.1507">
            <text:p>127.1507</text:p>
          </table:table-cell>
          <table:table-cell office:value-type="float" office:value="0.0418">
            <text:p>0.0418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7.1289">
            <text:p>127.1289</text:p>
          </table:table-cell>
          <table:table-cell office:value-type="float" office:value="0.0401">
            <text:p>0.0401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7.108">
            <text:p>127.108</text:p>
          </table:table-cell>
          <table:table-cell office:value-type="float" office:value="0.0384">
            <text:p>0.0384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7.088">
            <text:p>127.088</text:p>
          </table:table-cell>
          <table:table-cell office:value-type="float" office:value="0.0368">
            <text:p>0.0368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7.0689">
            <text:p>127.0689</text:p>
          </table:table-cell>
          <table:table-cell office:value-type="float" office:value="0.0352">
            <text:p>0.0352</text:p>
          </table:table-cell>
          <table:table-cell office:value-type="float" office:value="0.0002">
            <text:p>0.00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7.0505">
            <text:p>127.0505</text:p>
          </table:table-cell>
          <table:table-cell office:value-type="float" office:value="0.0338">
            <text:p>0.0338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7.0329">
            <text:p>127.0329</text:p>
          </table:table-cell>
          <table:table-cell office:value-type="float" office:value="0.0323">
            <text:p>0.0323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7.0161">
            <text:p>127.0161</text:p>
          </table:table-cell>
          <table:table-cell office:value-type="float" office:value="0.031">
            <text:p>0.031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6.9999">
            <text:p>126.9999</text:p>
          </table:table-cell>
          <table:table-cell office:value-type="float" office:value="0.0297">
            <text:p>0.0297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6.9845">
            <text:p>126.9845</text:p>
          </table:table-cell>
          <table:table-cell office:value-type="float" office:value="0.0284">
            <text:p>0.0284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6.9697">
            <text:p>126.9697</text:p>
          </table:table-cell>
          <table:table-cell office:value-type="float" office:value="0.0272">
            <text:p>0.0272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6.9555">
            <text:p>126.9555</text:p>
          </table:table-cell>
          <table:table-cell office:value-type="float" office:value="0.0261">
            <text:p>0.0261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6.9419">
            <text:p>126.9419</text:p>
          </table:table-cell>
          <table:table-cell office:value-type="float" office:value="0.025">
            <text:p>0.025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6.9288">
            <text:p>126.9288</text:p>
          </table:table-cell>
          <table:table-cell office:value-type="float" office:value="0.024">
            <text:p>0.024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6.9164">
            <text:p>126.9164</text:p>
          </table:table-cell>
          <table:table-cell office:value-type="float" office:value="0.0229">
            <text:p>0.0229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cant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.2655">
            <text:p>0.2655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.8156">
            <text:p>126.8156</text:p>
          </table:table-cell>
          <table:table-cell office:value-type="float" office:value="0.0148">
            <text:p>0.0148</text:p>
          </table:table-cell>
          <table:table-cell office:value-type="float" office:value="0.0251">
            <text:p>0.025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274">
            <text:p>126.6274</text:p>
          </table:table-cell>
          <table:table-cell office:value-type="float" office:value="-0.0004">
            <text:p>-0.0004</text:p>
          </table:table-cell>
          <table:table-cell office:value-type="float" office:value="0.0015">
            <text:p>0.00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6.6324">
            <text:p>126.63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alse-Position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6.8156">
            <text:p>126.8156</text:p>
          </table:table-cell>
          <table:table-cell office:value-type="float" office:value="0.0148">
            <text:p>0.0148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.6424">
            <text:p>126.6424</text:p>
          </table:table-cell>
          <table:table-cell office:value-type="float" office:value="0.0008">
            <text:p>0.0008</text:p>
          </table:table-cell>
          <table:table-cell office:value-type="float" office:value="0.0014">
            <text:p>0.001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33">
            <text:p>126.633</text:p>
          </table:table-cell>
          <table:table-cell office:value-type="float" office:value="0">
            <text:p>0</text:p>
          </table:table-cell>
          <table:table-cell office:value-type="float" office:value="0.0001">
            <text:p>0.00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ified Secant Method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f(x)</text:p>
          </table:table-cell>
          <table:table-cell office:value-type="string">
            <text:p>approx. 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.2655">
            <text:p>0.2655</text:p>
          </table:table-cell>
          <table:table-cell office:value-type="string">
            <text:p>----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.5037">
            <text:p>126.5037</text:p>
          </table:table-cell>
          <table:table-cell office:value-type="float" office:value="-0.0104">
            <text:p>-0.0104</text:p>
          </table:table-cell>
          <table:table-cell office:value-type="float" office:value="0.0276">
            <text:p>0.027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336">
            <text:p>126.6336</text:p>
          </table:table-cell>
          <table:table-cell office:value-type="float" office:value="0.0001">
            <text:p>0.0001</text:p>
          </table:table-cell>
          <table:table-cell office:value-type="float" office:value="0.001">
            <text:p>0.0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6.6324">
            <text:p>126.6324</text:p>
          </table:table-cell>
          <table:table-cell table:number-columns-repeated="2" office:value-type="float" office:value="-0">
            <text:p>-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5/15/2017</text:date>, <text:time>21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1:39:25.62</dc:date>
    <meta:document-statistic meta:table-count="1" meta:cell-count="345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65cm" svg:height="20.165cm" xlink:href=".." xlink:type="simple" chart:class="chart:line" chart:style-name="ch1">
        <chart:legend chart:legend-position="end" svg:x="34.685cm" svg:y="8.722cm" style:legend-expansion="high" chart:style-name="ch2"/>
        <chart:plot-area chart:style-name="ch3" table:cell-range-address="Sheet1.A1:Sheet1.A1 Sheet1.D3:Sheet1.D12 Sheet1.A14:Sheet1.A14 Sheet1.D16:Sheet1.D74 Sheet1.A76:Sheet1.A76 Sheet1.D78:Sheet1.D81 Sheet1.A83:Sheet1.A83 Sheet1.D85:Sheet1.D87 Sheet1.A89:Sheet1.A89 Sheet1.D91:Sheet1.D94" chart:data-source-has-labels="row" svg:x="1.835cm" svg:y="1.747cm" svg:width="31.256cm" svg:height="17.007cm">
          <chartooo:coordinate-region svg:x="2.933cm" svg:y="1.959cm" svg:width="30.158cm" svg:height="16.122cm"/>
          <chart:axis chart:dimension="x" chart:name="primary-x" chart:style-name="ch4">
            <chart:title svg:x="16.493cm" svg:y="19.158cm" chart:style-name="ch5">
              <text:p>Iterations (n)</text:p>
            </chart:title>
          </chart:axis>
          <chart:axis chart:dimension="y" chart:name="primary-y" chart:style-name="ch4">
            <chart:title svg:x="0.451cm" svg:y="11.604cm" chart:style-name="ch6">
              <text:p>Approximate Error</text:p>
            </chart:title>
            <chart:grid chart:style-name="ch7" chart:class="major"/>
          </chart:axis>
          <chart:series chart:style-name="ch8" chart:values-cell-range-address="Sheet1.D3:Sheet1.D12" chart:label-cell-address="Sheet1.A1:Sheet1.A1" chart:class="chart:line">
            <chart:data-point chart:repeated="10"/>
          </chart:series>
          <chart:series chart:style-name="ch9" chart:values-cell-range-address="Sheet1.D16:Sheet1.D74" chart:label-cell-address="Sheet1.A14:Sheet1.A14" chart:class="chart:line">
            <chart:data-point chart:repeated="59"/>
          </chart:series>
          <chart:series chart:style-name="ch10" chart:values-cell-range-address="Sheet1.D78:Sheet1.D81" chart:label-cell-address="Sheet1.A76:Sheet1.A76" chart:class="chart:line">
            <chart:data-point chart:repeated="4"/>
          </chart:series>
          <chart:series chart:style-name="ch11" chart:values-cell-range-address="Sheet1.D85:Sheet1.D87" chart:label-cell-address="Sheet1.A83:Sheet1.A83" chart:class="chart:line">
            <chart:data-point chart:repeated="3"/>
          </chart:series>
          <chart:series chart:style-name="ch12" chart:values-cell-range-address="Sheet1.D91:Sheet1.D94" chart:label-cell-address="Sheet1.A89:Sheet1.A8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ection Method</text:p>
                <draw:g>
                  <svg:desc>Sheet1.A1:Sheet1.A1</svg:desc>
                </draw:g>
              </table:table-cell>
              <table:table-cell office:value-type="string">
                <text:p>Newton-Raphson Method</text:p>
                <draw:g>
                  <svg:desc>Sheet1.A14:Sheet1.A14</svg:desc>
                </draw:g>
              </table:table-cell>
              <table:table-cell office:value-type="string">
                <text:p>Secant Method</text:p>
                <draw:g>
                  <svg:desc>Sheet1.A76:Sheet1.A76</svg:desc>
                </draw:g>
              </table:table-cell>
              <table:table-cell office:value-type="string">
                <text:p>False-Position Method</text:p>
                <draw:g>
                  <svg:desc>Sheet1.A83:Sheet1.A83</svg:desc>
                </draw:g>
              </table:table-cell>
              <table:table-cell office:value-type="string">
                <text:p>Modified Secant Method</text:p>
                <draw:g>
                  <svg:desc>Sheet1.A89:Sheet1.A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12</svg:desc>
                </draw:g>
              </table:table-cell>
              <table:table-cell office:value-type="float" office:value="NaN">
                <text:p>NaN</text:p>
                <draw:g>
                  <svg:desc>Sheet1.D16:Sheet1.D74</svg:desc>
                </draw:g>
              </table:table-cell>
              <table:table-cell office:value-type="float" office:value="NaN">
                <text:p>NaN</text:p>
                <draw:g>
                  <svg:desc>Sheet1.D78:Sheet1.D81</svg:desc>
                </draw:g>
              </table:table-cell>
              <table:table-cell office:value-type="float" office:value="NaN">
                <text:p>NaN</text:p>
                <draw:g>
                  <svg:desc>Sheet1.D85:Sheet1.D87</svg:desc>
                </draw:g>
              </table:table-cell>
              <table:table-cell office:value-type="float" office:value="NaN">
                <text:p>NaN</text:p>
                <draw:g>
                  <svg:desc>Sheet1.D91:Sheet1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6">
                <text:p>0.0196</text:p>
              </table:table-cell>
              <table:table-cell office:value-type="float" office:value="0.0011">
                <text:p>0.0011</text:p>
              </table:table-cell>
              <table:table-cell office:value-type="float" office:value="0.0251">
                <text:p>0.0251</text:p>
              </table:table-cell>
              <table:table-cell office:value-type="float" office:value="0.0014">
                <text:p>0.0014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">
                <text:p>0.0099</text:p>
              </table:table-cell>
              <table:table-cell office:value-type="float" office:value="0.001">
                <text:p>0.001</text:p>
              </table:table-cell>
              <table:table-cell office:value-type="float" office:value="0.0015">
                <text:p>0.0015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9">
                <text:p>0.004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">
                <text:p>0.0012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">
                <text:p>0.0003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">
                <text:p>0.0002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">
                <text:p>0.0001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